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7 月 底" calcext:value-type="string" table:number-columns-spanned="11" table:number-rows-spanned="1">
            <text:p><text:s text:c="8"/>中 華 民 國 100 年 7 月 底 </text:p>
          </table:table-cell>
          <table:covered-table-cell table:number-columns-repeated="10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88078" calcext:value-type="float">
            <text:p><text:s text:c="3"/>23,188,078</text:p>
          </table:table-cell>
          <table:table-cell table:style-name="ce17" office:value-type="float" office:value="957700" calcext:value-type="float">
            <text:p><text:s text:c="3"/>957,700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6" office:value-type="float" office:value="1379163" calcext:value-type="float">
            <text:p><text:s text:c="3"/>1,379,163</text:p>
          </table:table-cell>
          <table:table-cell table:style-name="ce29" office:value-type="float" office:value="5.95" calcext:value-type="float">
            <text:p><text:s text:c="3"/>5.95</text:p>
          </table:table-cell>
          <table:table-cell table:style-name="ce16" office:value-type="float" office:value="2657945" calcext:value-type="float">
            <text:p><text:s text:c="3"/>2,657,945</text:p>
          </table:table-cell>
          <table:table-cell table:style-name="ce29" office:value-type="float" office:value="11.46" calcext:value-type="float">
            <text:p><text:s text:c="3"/>11.46</text:p>
          </table:table-cell>
          <table:table-cell table:style-name="ce16" office:value-type="float" office:value="1866617" calcext:value-type="float">
            <text:p><text:s text:c="3"/>1,866,617</text:p>
          </table:table-cell>
          <table:table-cell table:style-name="ce29" office:value-type="float" office:value="8.05" calcext:value-type="float">
            <text:p><text:s text:c="3"/>8.05</text:p>
          </table:table-cell>
          <table:table-cell table:style-name="ce16" office:value-type="float" office:value="18022053" calcext:value-type="float">
            <text:p><text:s text:c="3"/>18,022,053</text:p>
          </table:table-cell>
          <table:table-cell table:style-name="ce29" office:value-type="float" office:value="77.72" calcext:value-type="float">
            <text:p><text:s text:c="3"/>77.72</text:p>
          </table:table-cell>
          <table:table-cell table:style-name="ce16" office:value-type="float" office:value="2497084" calcext:value-type="float">
            <text:p><text:s text:c="3"/>2,497,084</text:p>
          </table:table-cell>
          <table:table-cell table:style-name="ce51" office:value-type="float" office:value="10.77" calcext:value-type="float">
            <text:p><text:s text:c="3"/>10.7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06117" calcext:value-type="float">
            <text:p><text:s text:c="3"/>3,906,117</text:p>
          </table:table-cell>
          <table:table-cell table:style-name="ce17" office:value-type="float" office:value="157091" calcext:value-type="float">
            <text:p><text:s text:c="3"/>157,091</text:p>
          </table:table-cell>
          <table:table-cell table:style-name="ce29" office:value-type="float" office:value="4.02" calcext:value-type="float">
            <text:p><text:s text:c="3"/>4.02</text:p>
          </table:table-cell>
          <table:table-cell table:style-name="ce18" office:value-type="float" office:value="226205" calcext:value-type="float">
            <text:p><text:s text:c="3"/>226,205</text:p>
          </table:table-cell>
          <table:table-cell table:style-name="ce29" office:value-type="float" office:value="5.79" calcext:value-type="float">
            <text:p><text:s text:c="3"/>5.79</text:p>
          </table:table-cell>
          <table:table-cell table:style-name="ce18" office:value-type="float" office:value="431978" calcext:value-type="float">
            <text:p><text:s text:c="3"/>431,978</text:p>
          </table:table-cell>
          <table:table-cell table:style-name="ce29" office:value-type="float" office:value="11.06" calcext:value-type="float">
            <text:p><text:s text:c="3"/>11.06</text:p>
          </table:table-cell>
          <table:table-cell table:style-name="ce37" office:value-type="float" office:value="303640" calcext:value-type="float">
            <text:p><text:s text:c="3"/>303,640</text:p>
          </table:table-cell>
          <table:table-cell table:style-name="ce29" office:value-type="float" office:value="7.77" calcext:value-type="float">
            <text:p><text:s text:c="3"/>7.77</text:p>
          </table:table-cell>
          <table:table-cell table:style-name="ce42" office:value-type="float" office:value="3060594" calcext:value-type="float">
            <text:p><text:s text:c="3"/>3,060,594</text:p>
          </table:table-cell>
          <table:table-cell table:style-name="ce29" office:value-type="float" office:value="78.35" calcext:value-type="float">
            <text:p><text:s text:c="3"/>78.35</text:p>
          </table:table-cell>
          <table:table-cell table:style-name="ce37" office:value-type="float" office:value="327114" calcext:value-type="float">
            <text:p><text:s text:c="3"/>327,114</text:p>
          </table:table-cell>
          <table:table-cell table:style-name="ce52" office:value-type="float" office:value="8.37" calcext:value-type="float">
            <text:p><text:s text:c="3"/>8.3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37866" calcext:value-type="float">
            <text:p><text:s text:c="3"/>2,637,866</text:p>
          </table:table-cell>
          <table:table-cell table:style-name="ce17" office:value-type="float" office:value="115016" calcext:value-type="float">
            <text:p><text:s text:c="3"/>115,016</text:p>
          </table:table-cell>
          <table:table-cell table:style-name="ce29" office:value-type="float" office:value="4.36" calcext:value-type="float">
            <text:p><text:s text:c="3"/>4.36</text:p>
          </table:table-cell>
          <table:table-cell table:style-name="ce18" office:value-type="float" office:value="159055" calcext:value-type="float">
            <text:p><text:s text:c="3"/>159,055</text:p>
          </table:table-cell>
          <table:table-cell table:style-name="ce29" office:value-type="float" office:value="6.03" calcext:value-type="float">
            <text:p><text:s text:c="3"/>6.03</text:p>
          </table:table-cell>
          <table:table-cell table:style-name="ce18" office:value-type="float" office:value="289589" calcext:value-type="float">
            <text:p><text:s text:c="3"/>289,589</text:p>
          </table:table-cell>
          <table:table-cell table:style-name="ce29" office:value-type="float" office:value="10.98" calcext:value-type="float">
            <text:p><text:s text:c="3"/>10.98</text:p>
          </table:table-cell>
          <table:table-cell table:style-name="ce37" office:value-type="float" office:value="192000" calcext:value-type="float">
            <text:p><text:s text:c="3"/>192,000</text:p>
          </table:table-cell>
          <table:table-cell table:style-name="ce29" office:value-type="float" office:value="7.28" calcext:value-type="float">
            <text:p><text:s text:c="3"/>7.28</text:p>
          </table:table-cell>
          <table:table-cell table:style-name="ce42" office:value-type="float" office:value="2094479" calcext:value-type="float">
            <text:p><text:s text:c="3"/>2,094,479</text:p>
          </table:table-cell>
          <table:table-cell table:style-name="ce29" office:value-type="float" office:value="79.4" calcext:value-type="float">
            <text:p><text:s text:c="3"/>79.40</text:p>
          </table:table-cell>
          <table:table-cell table:style-name="ce37" office:value-type="float" office:value="333177" calcext:value-type="float">
            <text:p><text:s text:c="3"/>333,177</text:p>
          </table:table-cell>
          <table:table-cell table:style-name="ce52" office:value-type="float" office:value="12.63" calcext:value-type="float">
            <text:p><text:s text:c="3"/>12.6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57253" calcext:value-type="float">
            <text:p><text:s text:c="3"/>2,657,253</text:p>
          </table:table-cell>
          <table:table-cell table:style-name="ce17" office:value-type="float" office:value="116886" calcext:value-type="float">
            <text:p><text:s text:c="3"/>116,886</text:p>
          </table:table-cell>
          <table:table-cell table:style-name="ce29" office:value-type="float" office:value="4.4" calcext:value-type="float">
            <text:p><text:s text:c="3"/>4.40</text:p>
          </table:table-cell>
          <table:table-cell table:style-name="ce18" office:value-type="float" office:value="170148" calcext:value-type="float">
            <text:p><text:s text:c="3"/>170,148</text:p>
          </table:table-cell>
          <table:table-cell table:style-name="ce29" office:value-type="float" office:value="6.4" calcext:value-type="float">
            <text:p><text:s text:c="3"/>6.40</text:p>
          </table:table-cell>
          <table:table-cell table:style-name="ce18" office:value-type="float" office:value="332477" calcext:value-type="float">
            <text:p><text:s text:c="3"/>332,477</text:p>
          </table:table-cell>
          <table:table-cell table:style-name="ce29" office:value-type="float" office:value="12.51" calcext:value-type="float">
            <text:p><text:s text:c="3"/>12.51</text:p>
          </table:table-cell>
          <table:table-cell table:style-name="ce37" office:value-type="float" office:value="238115" calcext:value-type="float">
            <text:p><text:s text:c="3"/>238,115</text:p>
          </table:table-cell>
          <table:table-cell table:style-name="ce29" office:value-type="float" office:value="8.96" calcext:value-type="float">
            <text:p><text:s text:c="3"/>8.96</text:p>
          </table:table-cell>
          <table:table-cell table:style-name="ce42" office:value-type="float" office:value="2007250" calcext:value-type="float">
            <text:p><text:s text:c="3"/>2,007,250</text:p>
          </table:table-cell>
          <table:table-cell table:style-name="ce29" office:value-type="float" office:value="75.54" calcext:value-type="float">
            <text:p><text:s text:c="3"/>75.54</text:p>
          </table:table-cell>
          <table:table-cell table:style-name="ce37" office:value-type="float" office:value="231589" calcext:value-type="float">
            <text:p><text:s text:c="3"/>231,589</text:p>
          </table:table-cell>
          <table:table-cell table:style-name="ce52" office:value-type="float" office:value="8.72" calcext:value-type="float">
            <text:p><text:s text:c="3"/>8.7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5491" calcext:value-type="float">
            <text:p><text:s text:c="3"/>1,875,491</text:p>
          </table:table-cell>
          <table:table-cell table:style-name="ce17" office:value-type="float" office:value="71085" calcext:value-type="float">
            <text:p><text:s text:c="3"/>71,085</text:p>
          </table:table-cell>
          <table:table-cell table:style-name="ce29" office:value-type="float" office:value="3.79" calcext:value-type="float">
            <text:p><text:s text:c="3"/>3.79</text:p>
          </table:table-cell>
          <table:table-cell table:style-name="ce18" office:value-type="float" office:value="102774" calcext:value-type="float">
            <text:p><text:s text:c="3"/>102,774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198941" calcext:value-type="float">
            <text:p><text:s text:c="3"/>198,941</text:p>
          </table:table-cell>
          <table:table-cell table:style-name="ce29" office:value-type="float" office:value="10.61" calcext:value-type="float">
            <text:p><text:s text:c="3"/>10.61</text:p>
          </table:table-cell>
          <table:table-cell table:style-name="ce37" office:value-type="float" office:value="145163" calcext:value-type="float">
            <text:p><text:s text:c="3"/>145,163</text:p>
          </table:table-cell>
          <table:table-cell table:style-name="ce29" office:value-type="float" office:value="7.74" calcext:value-type="float">
            <text:p><text:s text:c="3"/>7.74</text:p>
          </table:table-cell>
          <table:table-cell table:style-name="ce42" office:value-type="float" office:value="1480518" calcext:value-type="float">
            <text:p><text:s text:c="3"/>1,480,518</text:p>
          </table:table-cell>
          <table:table-cell table:style-name="ce29" office:value-type="float" office:value="78.94" calcext:value-type="float">
            <text:p><text:s text:c="3"/>78.94</text:p>
          </table:table-cell>
          <table:table-cell table:style-name="ce37" office:value-type="float" office:value="217208" calcext:value-type="float">
            <text:p><text:s text:c="3"/>217,208</text:p>
          </table:table-cell>
          <table:table-cell table:style-name="ce52" office:value-type="float" office:value="11.58" calcext:value-type="float">
            <text:p><text:s text:c="3"/>11.5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2647" calcext:value-type="float">
            <text:p><text:s text:c="3"/>2,772,647</text:p>
          </table:table-cell>
          <table:table-cell table:style-name="ce17" office:value-type="float" office:value="105408" calcext:value-type="float">
            <text:p><text:s text:c="3"/>105,408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52595" calcext:value-type="float">
            <text:p><text:s text:c="3"/>152,595</text:p>
          </table:table-cell>
          <table:table-cell table:style-name="ce29" office:value-type="float" office:value="5.5" calcext:value-type="float">
            <text:p><text:s text:c="3"/>5.50</text:p>
          </table:table-cell>
          <table:table-cell table:style-name="ce18" office:value-type="float" office:value="297180" calcext:value-type="float">
            <text:p><text:s text:c="3"/>297,180</text:p>
          </table:table-cell>
          <table:table-cell table:style-name="ce29" office:value-type="float" office:value="10.72" calcext:value-type="float">
            <text:p><text:s text:c="3"/>10.72</text:p>
          </table:table-cell>
          <table:table-cell table:style-name="ce37" office:value-type="float" office:value="215348" calcext:value-type="float">
            <text:p><text:s text:c="3"/>215,348</text:p>
          </table:table-cell>
          <table:table-cell table:style-name="ce29" office:value-type="float" office:value="7.77" calcext:value-type="float">
            <text:p><text:s text:c="3"/>7.77</text:p>
          </table:table-cell>
          <table:table-cell table:style-name="ce42" office:value-type="float" office:value="2185741" calcext:value-type="float">
            <text:p><text:s text:c="3"/>2,185,741</text:p>
          </table:table-cell>
          <table:table-cell table:style-name="ce29" office:value-type="float" office:value="78.83" calcext:value-type="float">
            <text:p><text:s text:c="3"/>78.83</text:p>
          </table:table-cell>
          <table:table-cell table:style-name="ce37" office:value-type="float" office:value="287257" calcext:value-type="float">
            <text:p><text:s text:c="3"/>287,257</text:p>
          </table:table-cell>
          <table:table-cell table:style-name="ce52" office:value-type="float" office:value="10.36" calcext:value-type="float">
            <text:p><text:s text:c="3"/>10.36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8465" calcext:value-type="float">
            <text:p><text:s text:c="3"/>9,228,465</text:p>
          </table:table-cell>
          <table:table-cell table:style-name="ce18" office:value-type="float" office:value="386731" calcext:value-type="float">
            <text:p><text:s text:c="3"/>386,731</text:p>
          </table:table-cell>
          <table:table-cell table:style-name="ce29" office:value-type="float" office:value="4.19" calcext:value-type="float">
            <text:p><text:s text:c="3"/>4.19</text:p>
          </table:table-cell>
          <table:table-cell table:style-name="ce18" office:value-type="float" office:value="561370" calcext:value-type="float">
            <text:p><text:s text:c="3"/>561,370</text:p>
          </table:table-cell>
          <table:table-cell table:style-name="ce29" office:value-type="float" office:value="6.08" calcext:value-type="float">
            <text:p><text:s text:c="3"/>6.08</text:p>
          </table:table-cell>
          <table:table-cell table:style-name="ce18" office:value-type="float" office:value="1096438" calcext:value-type="float">
            <text:p><text:s text:c="3"/>1,096,438</text:p>
          </table:table-cell>
          <table:table-cell table:style-name="ce29" office:value-type="float" office:value="11.88" calcext:value-type="float">
            <text:p><text:s text:c="3"/>11.88</text:p>
          </table:table-cell>
          <table:table-cell table:style-name="ce37" office:value-type="float" office:value="765781" calcext:value-type="float">
            <text:p><text:s text:c="3"/>765,781</text:p>
          </table:table-cell>
          <table:table-cell table:style-name="ce29" office:value-type="float" office:value="8.3" calcext:value-type="float">
            <text:p><text:s text:c="3"/>8.30</text:p>
          </table:table-cell>
          <table:table-cell table:style-name="ce42" office:value-type="float" office:value="7104422" calcext:value-type="float">
            <text:p><text:s text:c="3"/>7,104,422</text:p>
          </table:table-cell>
          <table:table-cell table:style-name="ce29" office:value-type="float" office:value="76.98" calcext:value-type="float">
            <text:p><text:s text:c="3"/>76.98</text:p>
          </table:table-cell>
          <table:table-cell table:style-name="ce37" office:value-type="float" office:value="1087621" calcext:value-type="float">
            <text:p><text:s text:c="3"/>1,087,621</text:p>
          </table:table-cell>
          <table:table-cell table:style-name="ce52" office:value-type="float" office:value="11.79" calcext:value-type="float">
            <text:p><text:s text:c="3"/>11.79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358" calcext:value-type="float">
            <text:p><text:s text:c="3"/>459,358</text:p>
          </table:table-cell>
          <table:table-cell table:style-name="ce19" office:value-type="float" office:value="17351" calcext:value-type="float">
            <text:p><text:s text:c="3"/>17,351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25289" calcext:value-type="float">
            <text:p><text:s text:c="3"/>25,289</text:p>
          </table:table-cell>
          <table:table-cell table:style-name="ce30" office:value-type="float" office:value="5.51" calcext:value-type="float">
            <text:p><text:s text:c="3"/>5.51</text:p>
          </table:table-cell>
          <table:table-cell table:style-name="ce19" office:value-type="float" office:value="49996" calcext:value-type="float">
            <text:p><text:s text:c="3"/>49,996</text:p>
          </table:table-cell>
          <table:table-cell table:style-name="ce30" office:value-type="float" office:value="10.88" calcext:value-type="float">
            <text:p><text:s text:c="3"/>10.88</text:p>
          </table:table-cell>
          <table:table-cell table:style-name="ce38" office:value-type="float" office:value="38521" calcext:value-type="float">
            <text:p><text:s text:c="3"/>38,521</text:p>
          </table:table-cell>
          <table:table-cell table:style-name="ce30" office:value-type="float" office:value="8.39" calcext:value-type="float">
            <text:p><text:s text:c="3"/>8.39</text:p>
          </table:table-cell>
          <table:table-cell table:style-name="ce43" office:value-type="float" office:value="357222" calcext:value-type="float">
            <text:p><text:s text:c="3"/>357,222</text:p>
          </table:table-cell>
          <table:table-cell table:style-name="ce30" office:value-type="float" office:value="77.77" calcext:value-type="float">
            <text:p><text:s text:c="3"/>77.77</text:p>
          </table:table-cell>
          <table:table-cell table:style-name="ce38" office:value-type="float" office:value="60231" calcext:value-type="float">
            <text:p><text:s text:c="3"/>60,231</text:p>
          </table:table-cell>
          <table:table-cell table:style-name="ce53" office:value-type="float" office:value="13.11" calcext:value-type="float">
            <text:p><text:s text:c="3"/>13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07536" calcext:value-type="float">
            <text:p><text:s text:c="3"/>2,007,536</text:p>
          </table:table-cell>
          <table:table-cell table:style-name="ce19" office:value-type="float" office:value="93442" calcext:value-type="float">
            <text:p><text:s text:c="3"/>93,442</text:p>
          </table:table-cell>
          <table:table-cell table:style-name="ce30" office:value-type="float" office:value="4.65" calcext:value-type="float">
            <text:p><text:s text:c="3"/>4.65</text:p>
          </table:table-cell>
          <table:table-cell table:style-name="ce19" office:value-type="float" office:value="136773" calcext:value-type="float">
            <text:p><text:s text:c="3"/>136,773</text:p>
          </table:table-cell>
          <table:table-cell table:style-name="ce30" office:value-type="float" office:value="6.81" calcext:value-type="float">
            <text:p><text:s text:c="3"/>6.81</text:p>
          </table:table-cell>
          <table:table-cell table:style-name="ce19" office:value-type="float" office:value="267409" calcext:value-type="float">
            <text:p><text:s text:c="3"/>267,409</text:p>
          </table:table-cell>
          <table:table-cell table:style-name="ce30" office:value-type="float" office:value="13.32" calcext:value-type="float">
            <text:p><text:s text:c="3"/>13.32</text:p>
          </table:table-cell>
          <table:table-cell table:style-name="ce38" office:value-type="float" office:value="182502" calcext:value-type="float">
            <text:p><text:s text:c="3"/>182,502</text:p>
          </table:table-cell>
          <table:table-cell table:style-name="ce30" office:value-type="float" office:value="9.09" calcext:value-type="float">
            <text:p><text:s text:c="3"/>9.09</text:p>
          </table:table-cell>
          <table:table-cell table:style-name="ce43" office:value-type="float" office:value="1497898" calcext:value-type="float">
            <text:p><text:s text:c="3"/>1,497,898</text:p>
          </table:table-cell>
          <table:table-cell table:style-name="ce30" office:value-type="float" office:value="74.61" calcext:value-type="float">
            <text:p><text:s text:c="3"/>74.61</text:p>
          </table:table-cell>
          <table:table-cell table:style-name="ce38" office:value-type="float" office:value="166134" calcext:value-type="float">
            <text:p><text:s text:c="3"/>166,134</text:p>
          </table:table-cell>
          <table:table-cell table:style-name="ce53" office:value-type="float" office:value="8.28" calcext:value-type="float">
            <text:p><text:s text:c="3"/>8.2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5619" calcext:value-type="float">
            <text:p><text:s text:c="3"/>515,619</text:p>
          </table:table-cell>
          <table:table-cell table:style-name="ce19" office:value-type="float" office:value="28783" calcext:value-type="float">
            <text:p><text:s text:c="3"/>28,783</text:p>
          </table:table-cell>
          <table:table-cell table:style-name="ce30" office:value-type="float" office:value="5.58" calcext:value-type="float">
            <text:p><text:s text:c="3"/>5.58</text:p>
          </table:table-cell>
          <table:table-cell table:style-name="ce19" office:value-type="float" office:value="40889" calcext:value-type="float">
            <text:p><text:s text:c="3"/>40,889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19" office:value-type="float" office:value="74454" calcext:value-type="float">
            <text:p><text:s text:c="3"/>74,454</text:p>
          </table:table-cell>
          <table:table-cell table:style-name="ce30" office:value-type="float" office:value="14.44" calcext:value-type="float">
            <text:p><text:s text:c="3"/>14.44</text:p>
          </table:table-cell>
          <table:table-cell table:style-name="ce38" office:value-type="float" office:value="44366" calcext:value-type="float">
            <text:p><text:s text:c="3"/>44,366</text:p>
          </table:table-cell>
          <table:table-cell table:style-name="ce30" office:value-type="float" office:value="8.6" calcext:value-type="float">
            <text:p><text:s text:c="3"/>8.60</text:p>
          </table:table-cell>
          <table:table-cell table:style-name="ce43" office:value-type="float" office:value="381974" calcext:value-type="float">
            <text:p><text:s text:c="3"/>381,974</text:p>
          </table:table-cell>
          <table:table-cell table:style-name="ce30" office:value-type="float" office:value="74.08" calcext:value-type="float">
            <text:p><text:s text:c="3"/>74.08</text:p>
          </table:table-cell>
          <table:table-cell table:style-name="ce38" office:value-type="float" office:value="57014" calcext:value-type="float">
            <text:p><text:s text:c="3"/>57,014</text:p>
          </table:table-cell>
          <table:table-cell table:style-name="ce53" office:value-type="float" office:value="11.06" calcext:value-type="float">
            <text:p><text:s text:c="3"/>11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0940" calcext:value-type="float">
            <text:p><text:s text:c="3"/>560,940</text:p>
          </table:table-cell>
          <table:table-cell table:style-name="ce19" office:value-type="float" office:value="23521" calcext:value-type="float">
            <text:p><text:s text:c="3"/>23,521</text:p>
          </table:table-cell>
          <table:table-cell table:style-name="ce30" office:value-type="float" office:value="4.19" calcext:value-type="float">
            <text:p><text:s text:c="3"/>4.19</text:p>
          </table:table-cell>
          <table:table-cell table:style-name="ce19" office:value-type="float" office:value="33904" calcext:value-type="float">
            <text:p><text:s text:c="3"/>33,904</text:p>
          </table:table-cell>
          <table:table-cell table:style-name="ce30" office:value-type="float" office:value="6.04" calcext:value-type="float">
            <text:p><text:s text:c="3"/>6.04</text:p>
          </table:table-cell>
          <table:table-cell table:style-name="ce19" office:value-type="float" office:value="65443" calcext:value-type="float">
            <text:p><text:s text:c="3"/>65,443</text:p>
          </table:table-cell>
          <table:table-cell table:style-name="ce30" office:value-type="float" office:value="11.67" calcext:value-type="float">
            <text:p><text:s text:c="3"/>11.67</text:p>
          </table:table-cell>
          <table:table-cell table:style-name="ce38" office:value-type="float" office:value="44807" calcext:value-type="float">
            <text:p><text:s text:c="3"/>44,807</text:p>
          </table:table-cell>
          <table:table-cell table:style-name="ce30" office:value-type="float" office:value="7.99" calcext:value-type="float">
            <text:p><text:s text:c="3"/>7.99</text:p>
          </table:table-cell>
          <table:table-cell table:style-name="ce43" office:value-type="float" office:value="434481" calcext:value-type="float">
            <text:p><text:s text:c="3"/>434,481</text:p>
          </table:table-cell>
          <table:table-cell table:style-name="ce30" office:value-type="float" office:value="77.46" calcext:value-type="float">
            <text:p><text:s text:c="3"/>77.46</text:p>
          </table:table-cell>
          <table:table-cell table:style-name="ce38" office:value-type="float" office:value="74902" calcext:value-type="float">
            <text:p><text:s text:c="3"/>74,902</text:p>
          </table:table-cell>
          <table:table-cell table:style-name="ce53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4097" calcext:value-type="float">
            <text:p><text:s text:c="3"/>1,304,097</text:p>
          </table:table-cell>
          <table:table-cell table:style-name="ce19" office:value-type="float" office:value="55809" calcext:value-type="float">
            <text:p><text:s text:c="3"/>55,809</text:p>
          </table:table-cell>
          <table:table-cell table:style-name="ce30" office:value-type="float" office:value="4.28" calcext:value-type="float">
            <text:p><text:s text:c="3"/>4.28</text:p>
          </table:table-cell>
          <table:table-cell table:style-name="ce19" office:value-type="float" office:value="80393" calcext:value-type="float">
            <text:p><text:s text:c="3"/>80,393</text:p>
          </table:table-cell>
          <table:table-cell table:style-name="ce30" office:value-type="float" office:value="6.16" calcext:value-type="float">
            <text:p><text:s text:c="3"/>6.16</text:p>
          </table:table-cell>
          <table:table-cell table:style-name="ce19" office:value-type="float" office:value="156049" calcext:value-type="float">
            <text:p><text:s text:c="3"/>156,049</text:p>
          </table:table-cell>
          <table:table-cell table:style-name="ce30" office:value-type="float" office:value="11.97" calcext:value-type="float">
            <text:p><text:s text:c="3"/>11.97</text:p>
          </table:table-cell>
          <table:table-cell table:style-name="ce38" office:value-type="float" office:value="106664" calcext:value-type="float">
            <text:p><text:s text:c="3"/>106,664</text:p>
          </table:table-cell>
          <table:table-cell table:style-name="ce30" office:value-type="float" office:value="8.18" calcext:value-type="float">
            <text:p><text:s text:c="3"/>8.18</text:p>
          </table:table-cell>
          <table:table-cell table:style-name="ce43" office:value-type="float" office:value="1003796" calcext:value-type="float">
            <text:p><text:s text:c="3"/>1,003,796</text:p>
          </table:table-cell>
          <table:table-cell table:style-name="ce30" office:value-type="float" office:value="76.97" calcext:value-type="float">
            <text:p><text:s text:c="3"/>76.97</text:p>
          </table:table-cell>
          <table:table-cell table:style-name="ce38" office:value-type="float" office:value="157665" calcext:value-type="float">
            <text:p><text:s text:c="3"/>157,665</text:p>
          </table:table-cell>
          <table:table-cell table:style-name="ce53" office:value-type="float" office:value="12.09" calcext:value-type="float">
            <text:p><text:s text:c="3"/>12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4126" calcext:value-type="float">
            <text:p><text:s text:c="3"/>524,126</text:p>
          </table:table-cell>
          <table:table-cell table:style-name="ce19" office:value-type="float" office:value="18943" calcext:value-type="float">
            <text:p><text:s text:c="3"/>18,943</text:p>
          </table:table-cell>
          <table:table-cell table:style-name="ce30" office:value-type="float" office:value="3.61" calcext:value-type="float">
            <text:p><text:s text:c="3"/>3.61</text:p>
          </table:table-cell>
          <table:table-cell table:style-name="ce19" office:value-type="float" office:value="27775" calcext:value-type="float">
            <text:p><text:s text:c="3"/>27,775</text:p>
          </table:table-cell>
          <table:table-cell table:style-name="ce30" office:value-type="float" office:value="5.3" calcext:value-type="float">
            <text:p><text:s text:c="3"/>5.30</text:p>
          </table:table-cell>
          <table:table-cell table:style-name="ce19" office:value-type="float" office:value="55709" calcext:value-type="float">
            <text:p><text:s text:c="3"/>55,709</text:p>
          </table:table-cell>
          <table:table-cell table:style-name="ce30" office:value-type="float" office:value="10.63" calcext:value-type="float">
            <text:p><text:s text:c="3"/>10.63</text:p>
          </table:table-cell>
          <table:table-cell table:style-name="ce38" office:value-type="float" office:value="42081" calcext:value-type="float">
            <text:p><text:s text:c="3"/>42,081</text:p>
          </table:table-cell>
          <table:table-cell table:style-name="ce30" office:value-type="float" office:value="8.03" calcext:value-type="float">
            <text:p><text:s text:c="3"/>8.03</text:p>
          </table:table-cell>
          <table:table-cell table:style-name="ce43" office:value-type="float" office:value="411215" calcext:value-type="float">
            <text:p><text:s text:c="3"/>411,215</text:p>
          </table:table-cell>
          <table:table-cell table:style-name="ce30" office:value-type="float" office:value="78.46" calcext:value-type="float">
            <text:p><text:s text:c="3"/>78.46</text:p>
          </table:table-cell>
          <table:table-cell table:style-name="ce38" office:value-type="float" office:value="71372" calcext:value-type="float">
            <text:p><text:s text:c="3"/>71,372</text:p>
          </table:table-cell>
          <table:table-cell table:style-name="ce53" office:value-type="float" office:value="13.62" calcext:value-type="float">
            <text:p><text:s text:c="3"/>13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4876" calcext:value-type="float">
            <text:p><text:s text:c="3"/>714,876</text:p>
          </table:table-cell>
          <table:table-cell table:style-name="ce19" office:value-type="float" office:value="27681" calcext:value-type="float">
            <text:p><text:s text:c="3"/>27,681</text:p>
          </table:table-cell>
          <table:table-cell table:style-name="ce30" office:value-type="float" office:value="3.87" calcext:value-type="float">
            <text:p><text:s text:c="3"/>3.87</text:p>
          </table:table-cell>
          <table:table-cell table:style-name="ce19" office:value-type="float" office:value="40041" calcext:value-type="float">
            <text:p><text:s text:c="3"/>40,041</text:p>
          </table:table-cell>
          <table:table-cell table:style-name="ce30" office:value-type="float" office:value="5.6" calcext:value-type="float">
            <text:p><text:s text:c="3"/>5.60</text:p>
          </table:table-cell>
          <table:table-cell table:style-name="ce19" office:value-type="float" office:value="79207" calcext:value-type="float">
            <text:p><text:s text:c="3"/>79,207</text:p>
          </table:table-cell>
          <table:table-cell table:style-name="ce30" office:value-type="float" office:value="11.08" calcext:value-type="float">
            <text:p><text:s text:c="3"/>11.08</text:p>
          </table:table-cell>
          <table:table-cell table:style-name="ce38" office:value-type="float" office:value="54688" calcext:value-type="float">
            <text:p><text:s text:c="3"/>54,688</text:p>
          </table:table-cell>
          <table:table-cell table:style-name="ce30" office:value-type="float" office:value="7.65" calcext:value-type="float">
            <text:p><text:s text:c="3"/>7.65</text:p>
          </table:table-cell>
          <table:table-cell table:style-name="ce43" office:value-type="float" office:value="563070" calcext:value-type="float">
            <text:p><text:s text:c="3"/>563,070</text:p>
          </table:table-cell>
          <table:table-cell table:style-name="ce30" office:value-type="float" office:value="78.76" calcext:value-type="float">
            <text:p><text:s text:c="3"/>78.76</text:p>
          </table:table-cell>
          <table:table-cell table:style-name="ce38" office:value-type="float" office:value="108115" calcext:value-type="float">
            <text:p><text:s text:c="3"/>108,115</text:p>
          </table:table-cell>
          <table:table-cell table:style-name="ce53" office:value-type="float" office:value="15.12" calcext:value-type="float">
            <text:p><text:s text:c="3"/>15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39667" calcext:value-type="float">
            <text:p><text:s text:c="3"/>539,667</text:p>
          </table:table-cell>
          <table:table-cell table:style-name="ce19" office:value-type="float" office:value="19091" calcext:value-type="float">
            <text:p><text:s text:c="3"/>19,091</text:p>
          </table:table-cell>
          <table:table-cell table:style-name="ce30" office:value-type="float" office:value="3.54" calcext:value-type="float">
            <text:p><text:s text:c="3"/>3.54</text:p>
          </table:table-cell>
          <table:table-cell table:style-name="ce19" office:value-type="float" office:value="27682" calcext:value-type="float">
            <text:p><text:s text:c="3"/>27,682</text:p>
          </table:table-cell>
          <table:table-cell table:style-name="ce30" office:value-type="float" office:value="5.13" calcext:value-type="float">
            <text:p><text:s text:c="3"/>5.13</text:p>
          </table:table-cell>
          <table:table-cell table:style-name="ce19" office:value-type="float" office:value="54685" calcext:value-type="float">
            <text:p><text:s text:c="3"/>54,685</text:p>
          </table:table-cell>
          <table:table-cell table:style-name="ce30" office:value-type="float" office:value="10.13" calcext:value-type="float">
            <text:p><text:s text:c="3"/>10.13</text:p>
          </table:table-cell>
          <table:table-cell table:style-name="ce38" office:value-type="float" office:value="39044" calcext:value-type="float">
            <text:p><text:s text:c="3"/>39,044</text:p>
          </table:table-cell>
          <table:table-cell table:style-name="ce30" office:value-type="float" office:value="7.23" calcext:value-type="float">
            <text:p><text:s text:c="3"/>7.23</text:p>
          </table:table-cell>
          <table:table-cell table:style-name="ce43" office:value-type="float" office:value="431780" calcext:value-type="float">
            <text:p><text:s text:c="3"/>431,780</text:p>
          </table:table-cell>
          <table:table-cell table:style-name="ce30" office:value-type="float" office:value="80.01" calcext:value-type="float">
            <text:p><text:s text:c="3"/>80.01</text:p>
          </table:table-cell>
          <table:table-cell table:style-name="ce38" office:value-type="float" office:value="84615" calcext:value-type="float">
            <text:p><text:s text:c="3"/>84,615</text:p>
          </table:table-cell>
          <table:table-cell table:style-name="ce53" office:value-type="float" office:value="15.68" calcext:value-type="float">
            <text:p><text:s text:c="3"/>15.6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68138" calcext:value-type="float">
            <text:p><text:s text:c="3"/>868,138</text:p>
          </table:table-cell>
          <table:table-cell table:style-name="ce19" office:value-type="float" office:value="29662" calcext:value-type="float">
            <text:p><text:s text:c="3"/>29,662</text:p>
          </table:table-cell>
          <table:table-cell table:style-name="ce30" office:value-type="float" office:value="3.42" calcext:value-type="float">
            <text:p><text:s text:c="3"/>3.42</text:p>
          </table:table-cell>
          <table:table-cell table:style-name="ce19" office:value-type="float" office:value="43879" calcext:value-type="float">
            <text:p><text:s text:c="3"/>43,879</text:p>
          </table:table-cell>
          <table:table-cell table:style-name="ce30" office:value-type="float" office:value="5.05" calcext:value-type="float">
            <text:p><text:s text:c="3"/>5.05</text:p>
          </table:table-cell>
          <table:table-cell table:style-name="ce19" office:value-type="float" office:value="89205" calcext:value-type="float">
            <text:p><text:s text:c="3"/>89,205</text:p>
          </table:table-cell>
          <table:table-cell table:style-name="ce30" office:value-type="float" office:value="10.28" calcext:value-type="float">
            <text:p><text:s text:c="3"/>10.28</text:p>
          </table:table-cell>
          <table:table-cell table:style-name="ce38" office:value-type="float" office:value="69730" calcext:value-type="float">
            <text:p><text:s text:c="3"/>69,730</text:p>
          </table:table-cell>
          <table:table-cell table:style-name="ce30" office:value-type="float" office:value="8.03" calcext:value-type="float">
            <text:p><text:s text:c="3"/>8.03</text:p>
          </table:table-cell>
          <table:table-cell table:style-name="ce43" office:value-type="float" office:value="684977" calcext:value-type="float">
            <text:p><text:s text:c="3"/>684,977</text:p>
          </table:table-cell>
          <table:table-cell table:style-name="ce30" office:value-type="float" office:value="78.9" calcext:value-type="float">
            <text:p><text:s text:c="3"/>78.90</text:p>
          </table:table-cell>
          <table:table-cell table:style-name="ce38" office:value-type="float" office:value="110066" calcext:value-type="float">
            <text:p><text:s text:c="3"/>110,066</text:p>
          </table:table-cell>
          <table:table-cell table:style-name="ce53" office:value-type="float" office:value="12.68" calcext:value-type="float">
            <text:p><text:s text:c="3"/>12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9199" calcext:value-type="float">
            <text:p><text:s text:c="3"/>229,199</text:p>
          </table:table-cell>
          <table:table-cell table:style-name="ce19" office:value-type="float" office:value="9167" calcext:value-type="float">
            <text:p><text:s text:c="3"/>9,167</text:p>
          </table:table-cell>
          <table:table-cell table:style-name="ce30" office:value-type="float" office:value="4" calcext:value-type="float">
            <text:p><text:s text:c="3"/>4.00</text:p>
          </table:table-cell>
          <table:table-cell table:style-name="ce19" office:value-type="float" office:value="13259" calcext:value-type="float">
            <text:p><text:s text:c="3"/>13,259</text:p>
          </table:table-cell>
          <table:table-cell table:style-name="ce30" office:value-type="float" office:value="5.78" calcext:value-type="float">
            <text:p><text:s text:c="3"/>5.78</text:p>
          </table:table-cell>
          <table:table-cell table:style-name="ce19" office:value-type="float" office:value="25632" calcext:value-type="float">
            <text:p><text:s text:c="3"/>25,632</text:p>
          </table:table-cell>
          <table:table-cell table:style-name="ce30" office:value-type="float" office:value="11.18" calcext:value-type="float">
            <text:p><text:s text:c="3"/>11.18</text:p>
          </table:table-cell>
          <table:table-cell table:style-name="ce38" office:value-type="float" office:value="18067" calcext:value-type="float">
            <text:p><text:s text:c="3"/>18,067</text:p>
          </table:table-cell>
          <table:table-cell table:style-name="ce30" office:value-type="float" office:value="7.88" calcext:value-type="float">
            <text:p><text:s text:c="3"/>7.88</text:p>
          </table:table-cell>
          <table:table-cell table:style-name="ce43" office:value-type="float" office:value="179150" calcext:value-type="float">
            <text:p><text:s text:c="3"/>179,150</text:p>
          </table:table-cell>
          <table:table-cell table:style-name="ce30" office:value-type="float" office:value="78.16" calcext:value-type="float">
            <text:p><text:s text:c="3"/>78.16</text:p>
          </table:table-cell>
          <table:table-cell table:style-name="ce38" office:value-type="float" office:value="29954" calcext:value-type="float">
            <text:p><text:s text:c="3"/>29,954</text:p>
          </table:table-cell>
          <table:table-cell table:style-name="ce53" office:value-type="float" office:value="13.07" calcext:value-type="float">
            <text:p><text:s text:c="3"/>13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7382" calcext:value-type="float">
            <text:p><text:s text:c="3"/>337,382</text:p>
          </table:table-cell>
          <table:table-cell table:style-name="ce19" office:value-type="float" office:value="12808" calcext:value-type="float">
            <text:p><text:s text:c="3"/>12,808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18599" calcext:value-type="float">
            <text:p><text:s text:c="3"/>18,599</text:p>
          </table:table-cell>
          <table:table-cell table:style-name="ce30" office:value-type="float" office:value="5.51" calcext:value-type="float">
            <text:p><text:s text:c="3"/>5.51</text:p>
          </table:table-cell>
          <table:table-cell table:style-name="ce19" office:value-type="float" office:value="36378" calcext:value-type="float">
            <text:p><text:s text:c="3"/>36,378</text:p>
          </table:table-cell>
          <table:table-cell table:style-name="ce30" office:value-type="float" office:value="10.78" calcext:value-type="float">
            <text:p><text:s text:c="3"/>10.78</text:p>
          </table:table-cell>
          <table:table-cell table:style-name="ce38" office:value-type="float" office:value="27529" calcext:value-type="float">
            <text:p><text:s text:c="3"/>27,529</text:p>
          </table:table-cell>
          <table:table-cell table:style-name="ce30" office:value-type="float" office:value="8.16" calcext:value-type="float">
            <text:p><text:s text:c="3"/>8.16</text:p>
          </table:table-cell>
          <table:table-cell table:style-name="ce43" office:value-type="float" office:value="263908" calcext:value-type="float">
            <text:p><text:s text:c="3"/>263,908</text:p>
          </table:table-cell>
          <table:table-cell table:style-name="ce30" office:value-type="float" office:value="78.22" calcext:value-type="float">
            <text:p><text:s text:c="3"/>78.22</text:p>
          </table:table-cell>
          <table:table-cell table:style-name="ce38" office:value-type="float" office:value="42464" calcext:value-type="float">
            <text:p><text:s text:c="3"/>42,464</text:p>
          </table:table-cell>
          <table:table-cell table:style-name="ce53" office:value-type="float" office:value="12.59" calcext:value-type="float">
            <text:p><text:s text:c="3"/>12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6658" calcext:value-type="float">
            <text:p><text:s text:c="3"/>96,658</text:p>
          </table:table-cell>
          <table:table-cell table:style-name="ce19" office:value-type="float" office:value="3617" calcext:value-type="float">
            <text:p><text:s text:c="3"/>3,617</text:p>
          </table:table-cell>
          <table:table-cell table:style-name="ce30" office:value-type="float" office:value="3.74" calcext:value-type="float">
            <text:p><text:s text:c="3"/>3.74</text:p>
          </table:table-cell>
          <table:table-cell table:style-name="ce19" office:value-type="float" office:value="5118" calcext:value-type="float">
            <text:p><text:s text:c="3"/>5,118</text:p>
          </table:table-cell>
          <table:table-cell table:style-name="ce30" office:value-type="float" office:value="5.29" calcext:value-type="float">
            <text:p><text:s text:c="3"/>5.29</text:p>
          </table:table-cell>
          <table:table-cell table:style-name="ce19" office:value-type="float" office:value="9676" calcext:value-type="float">
            <text:p><text:s text:c="3"/>9,676</text:p>
          </table:table-cell>
          <table:table-cell table:style-name="ce30" office:value-type="float" office:value="10.01" calcext:value-type="float">
            <text:p><text:s text:c="3"/>10.01</text:p>
          </table:table-cell>
          <table:table-cell table:style-name="ce38" office:value-type="float" office:value="6657" calcext:value-type="float">
            <text:p><text:s text:c="3"/>6,657</text:p>
          </table:table-cell>
          <table:table-cell table:style-name="ce30" office:value-type="float" office:value="6.89" calcext:value-type="float">
            <text:p><text:s text:c="3"/>6.89</text:p>
          </table:table-cell>
          <table:table-cell table:style-name="ce43" office:value-type="float" office:value="77488" calcext:value-type="float">
            <text:p><text:s text:c="3"/>77,488</text:p>
          </table:table-cell>
          <table:table-cell table:style-name="ce30" office:value-type="float" office:value="80.17" calcext:value-type="float">
            <text:p><text:s text:c="3"/>80.17</text:p>
          </table:table-cell>
          <table:table-cell table:style-name="ce38" office:value-type="float" office:value="13928" calcext:value-type="float">
            <text:p><text:s text:c="3"/>13,928</text:p>
          </table:table-cell>
          <table:table-cell table:style-name="ce53" office:value-type="float" office:value="14.41" calcext:value-type="float">
            <text:p><text:s text:c="3"/>14.4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1321" calcext:value-type="float">
            <text:p><text:s text:c="3"/>381,321</text:p>
          </table:table-cell>
          <table:table-cell table:style-name="ce19" office:value-type="float" office:value="12182" calcext:value-type="float">
            <text:p><text:s text:c="3"/>12,182</text:p>
          </table:table-cell>
          <table:table-cell table:style-name="ce30" office:value-type="float" office:value="3.19" calcext:value-type="float">
            <text:p><text:s text:c="3"/>3.19</text:p>
          </table:table-cell>
          <table:table-cell table:style-name="ce19" office:value-type="float" office:value="18124" calcext:value-type="float">
            <text:p><text:s text:c="3"/>18,124</text:p>
          </table:table-cell>
          <table:table-cell table:style-name="ce30" office:value-type="float" office:value="4.75" calcext:value-type="float">
            <text:p><text:s text:c="3"/>4.75</text:p>
          </table:table-cell>
          <table:table-cell table:style-name="ce19" office:value-type="float" office:value="37570" calcext:value-type="float">
            <text:p><text:s text:c="3"/>37,570</text:p>
          </table:table-cell>
          <table:table-cell table:style-name="ce30" office:value-type="float" office:value="9.85" calcext:value-type="float">
            <text:p><text:s text:c="3"/>9.85</text:p>
          </table:table-cell>
          <table:table-cell table:style-name="ce38" office:value-type="float" office:value="30999" calcext:value-type="float">
            <text:p><text:s text:c="3"/>30,999</text:p>
          </table:table-cell>
          <table:table-cell table:style-name="ce30" office:value-type="float" office:value="8.13" calcext:value-type="float">
            <text:p><text:s text:c="3"/>8.13</text:p>
          </table:table-cell>
          <table:table-cell table:style-name="ce43" office:value-type="float" office:value="301820" calcext:value-type="float">
            <text:p><text:s text:c="3"/>301,820</text:p>
          </table:table-cell>
          <table:table-cell table:style-name="ce30" office:value-type="float" office:value="79.15" calcext:value-type="float">
            <text:p><text:s text:c="3"/>79.15</text:p>
          </table:table-cell>
          <table:table-cell table:style-name="ce38" office:value-type="float" office:value="42079" calcext:value-type="float">
            <text:p><text:s text:c="3"/>42,079</text:p>
          </table:table-cell>
          <table:table-cell table:style-name="ce53" office:value-type="float" office:value="11.04" calcext:value-type="float">
            <text:p><text:s text:c="3"/>11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7554" calcext:value-type="float">
            <text:p><text:s text:c="3"/>417,554</text:p>
          </table:table-cell>
          <table:table-cell table:style-name="ce19" office:value-type="float" office:value="24391" calcext:value-type="float">
            <text:p><text:s text:c="3"/>24,391</text:p>
          </table:table-cell>
          <table:table-cell table:style-name="ce30" office:value-type="float" office:value="5.84" calcext:value-type="float">
            <text:p><text:s text:c="3"/>5.84</text:p>
          </table:table-cell>
          <table:table-cell table:style-name="ce19" office:value-type="float" office:value="34079" calcext:value-type="float">
            <text:p><text:s text:c="3"/>34,079</text:p>
          </table:table-cell>
          <table:table-cell table:style-name="ce30" office:value-type="float" office:value="8.16" calcext:value-type="float">
            <text:p><text:s text:c="3"/>8.16</text:p>
          </table:table-cell>
          <table:table-cell table:style-name="ce19" office:value-type="float" office:value="61435" calcext:value-type="float">
            <text:p><text:s text:c="3"/>61,435</text:p>
          </table:table-cell>
          <table:table-cell table:style-name="ce30" office:value-type="float" office:value="14.71" calcext:value-type="float">
            <text:p><text:s text:c="3"/>14.71</text:p>
          </table:table-cell>
          <table:table-cell table:style-name="ce38" office:value-type="float" office:value="34859" calcext:value-type="float">
            <text:p><text:s text:c="3"/>34,859</text:p>
          </table:table-cell>
          <table:table-cell table:style-name="ce30" office:value-type="float" office:value="8.35" calcext:value-type="float">
            <text:p><text:s text:c="3"/>8.35</text:p>
          </table:table-cell>
          <table:table-cell table:style-name="ce43" office:value-type="float" office:value="310216" calcext:value-type="float">
            <text:p><text:s text:c="3"/>310,216</text:p>
          </table:table-cell>
          <table:table-cell table:style-name="ce30" office:value-type="float" office:value="74.29" calcext:value-type="float">
            <text:p><text:s text:c="3"/>74.29</text:p>
          </table:table-cell>
          <table:table-cell table:style-name="ce38" office:value-type="float" office:value="39114" calcext:value-type="float">
            <text:p><text:s text:c="3"/>39,114</text:p>
          </table:table-cell>
          <table:table-cell table:style-name="ce53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1994" calcext:value-type="float">
            <text:p><text:s text:c="3"/>271,994</text:p>
          </table:table-cell>
          <table:table-cell table:style-name="ce19" office:value-type="float" office:value="10283" calcext:value-type="float">
            <text:p><text:s text:c="3"/>10,283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15566" calcext:value-type="float">
            <text:p><text:s text:c="3"/>15,566</text:p>
          </table:table-cell>
          <table:table-cell table:style-name="ce30" office:value-type="float" office:value="5.72" calcext:value-type="float">
            <text:p><text:s text:c="3"/>5.72</text:p>
          </table:table-cell>
          <table:table-cell table:style-name="ce19" office:value-type="float" office:value="33590" calcext:value-type="float">
            <text:p><text:s text:c="3"/>33,590</text:p>
          </table:table-cell>
          <table:table-cell table:style-name="ce30" office:value-type="float" office:value="12.35" calcext:value-type="float">
            <text:p><text:s text:c="3"/>12.35</text:p>
          </table:table-cell>
          <table:table-cell table:style-name="ce38" office:value-type="float" office:value="25267" calcext:value-type="float">
            <text:p><text:s text:c="3"/>25,267</text:p>
          </table:table-cell>
          <table:table-cell table:style-name="ce30" office:value-type="float" office:value="9.29" calcext:value-type="float">
            <text:p><text:s text:c="3"/>9.29</text:p>
          </table:table-cell>
          <table:table-cell table:style-name="ce43" office:value-type="float" office:value="205427" calcext:value-type="float">
            <text:p><text:s text:c="3"/>205,427</text:p>
          </table:table-cell>
          <table:table-cell table:style-name="ce30" office:value-type="float" office:value="75.53" calcext:value-type="float">
            <text:p><text:s text:c="3"/>75.53</text:p>
          </table:table-cell>
          <table:table-cell table:style-name="ce38" office:value-type="float" office:value="29968" calcext:value-type="float">
            <text:p><text:s text:c="3"/>29,968</text:p>
          </table:table-cell>
          <table:table-cell table:style-name="ce53" office:value-type="float" office:value="11.02" calcext:value-type="float">
            <text:p><text:s text:c="3"/>11.02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10239" calcext:value-type="float">
            <text:p><text:s text:c="3"/>110,239</text:p>
          </table:table-cell>
          <table:table-cell table:style-name="ce19" office:value-type="float" office:value="5483" calcext:value-type="float">
            <text:p><text:s text:c="3"/>5,483</text:p>
          </table:table-cell>
          <table:table-cell table:style-name="ce30" office:value-type="float" office:value="4.97" calcext:value-type="float">
            <text:p><text:s text:c="3"/>4.97</text:p>
          </table:table-cell>
          <table:table-cell table:style-name="ce19" office:value-type="float" office:value="7016" calcext:value-type="float">
            <text:p><text:s text:c="3"/>7,016</text:p>
          </table:table-cell>
          <table:table-cell table:style-name="ce30" office:value-type="float" office:value="6.36" calcext:value-type="float">
            <text:p><text:s text:c="3"/>6.36</text:p>
          </table:table-cell>
          <table:table-cell table:style-name="ce19" office:value-type="float" office:value="11342" calcext:value-type="float">
            <text:p><text:s text:c="3"/>11,342</text:p>
          </table:table-cell>
          <table:table-cell table:style-name="ce30" office:value-type="float" office:value="10.29" calcext:value-type="float">
            <text:p><text:s text:c="3"/>10.29</text:p>
          </table:table-cell>
          <table:table-cell table:style-name="ce38" office:value-type="float" office:value="6570" calcext:value-type="float">
            <text:p><text:s text:c="3"/>6,570</text:p>
          </table:table-cell>
          <table:table-cell table:style-name="ce30" office:value-type="float" office:value="5.96" calcext:value-type="float">
            <text:p><text:s text:c="3"/>5.96</text:p>
          </table:table-cell>
          <table:table-cell table:style-name="ce43" office:value-type="float" office:value="89049" calcext:value-type="float">
            <text:p><text:s text:c="3"/>89,049</text:p>
          </table:table-cell>
          <table:table-cell table:style-name="ce30" office:value-type="float" office:value="80.78" calcext:value-type="float">
            <text:p><text:s text:c="3"/>80.78</text:p>
          </table:table-cell>
          <table:table-cell table:style-name="ce38" office:value-type="float" office:value="13118" calcext:value-type="float">
            <text:p><text:s text:c="3"/>13,118</text:p>
          </table:table-cell>
          <table:table-cell table:style-name="ce53" office:value-type="float" office:value="11.9" calcext:value-type="float">
            <text:p><text:s text:c="3"/>11.9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0248" calcext:value-type="float">
            <text:p><text:s text:c="3"/>100,248</text:p>
          </table:table-cell>
          <table:table-cell table:style-name="ce19" office:value-type="float" office:value="4982" calcext:value-type="float">
            <text:p><text:s text:c="3"/>4,982</text:p>
          </table:table-cell>
          <table:table-cell table:style-name="ce30" office:value-type="float" office:value="4.97" calcext:value-type="float">
            <text:p><text:s text:c="3"/>4.97</text:p>
          </table:table-cell>
          <table:table-cell table:style-name="ce19" office:value-type="float" office:value="6348" calcext:value-type="float">
            <text:p><text:s text:c="3"/>6,348</text:p>
          </table:table-cell>
          <table:table-cell table:style-name="ce30" office:value-type="float" office:value="6.33" calcext:value-type="float">
            <text:p><text:s text:c="3"/>6.33</text:p>
          </table:table-cell>
          <table:table-cell table:style-name="ce19" office:value-type="float" office:value="10210" calcext:value-type="float">
            <text:p><text:s text:c="3"/>10,210</text:p>
          </table:table-cell>
          <table:table-cell table:style-name="ce30" office:value-type="float" office:value="10.18" calcext:value-type="float">
            <text:p><text:s text:c="3"/>10.18</text:p>
          </table:table-cell>
          <table:table-cell table:style-name="ce38" office:value-type="float" office:value="5909" calcext:value-type="float">
            <text:p><text:s text:c="3"/>5,909</text:p>
          </table:table-cell>
          <table:table-cell table:style-name="ce30" office:value-type="float" office:value="5.89" calcext:value-type="float">
            <text:p><text:s text:c="3"/>5.89</text:p>
          </table:table-cell>
          <table:table-cell table:style-name="ce43" office:value-type="float" office:value="81106" calcext:value-type="float">
            <text:p><text:s text:c="3"/>81,106</text:p>
          </table:table-cell>
          <table:table-cell table:style-name="ce30" office:value-type="float" office:value="80.91" calcext:value-type="float">
            <text:p><text:s text:c="3"/>80.91</text:p>
          </table:table-cell>
          <table:table-cell table:style-name="ce38" office:value-type="float" office:value="12172" calcext:value-type="float">
            <text:p><text:s text:c="3"/>12,172</text:p>
          </table:table-cell>
          <table:table-cell table:style-name="ce53" office:value-type="float" office:value="12.14" calcext:value-type="float">
            <text:p><text:s text:c="3"/>12.14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9991" calcext:value-type="float">
            <text:p><text:s text:c="3"/>9,991</text:p>
          </table:table-cell>
          <table:table-cell table:style-name="ce20" office:value-type="float" office:value="501" calcext:value-type="float">
            <text:p><text:s text:c="3"/>501</text:p>
          </table:table-cell>
          <table:table-cell table:style-name="ce31" office:value-type="float" office:value="5.01" calcext:value-type="float">
            <text:p><text:s text:c="3"/>5.01</text:p>
          </table:table-cell>
          <table:table-cell table:style-name="ce20" office:value-type="float" office:value="668" calcext:value-type="float">
            <text:p><text:s text:c="3"/>668</text:p>
          </table:table-cell>
          <table:table-cell table:style-name="ce31" office:value-type="float" office:value="6.69" calcext:value-type="float">
            <text:p><text:s text:c="3"/>6.69</text:p>
          </table:table-cell>
          <table:table-cell table:style-name="ce20" office:value-type="float" office:value="1132" calcext:value-type="float">
            <text:p><text:s text:c="3"/>1,132</text:p>
          </table:table-cell>
          <table:table-cell table:style-name="ce31" office:value-type="float" office:value="11.33" calcext:value-type="float">
            <text:p><text:s text:c="3"/>11.33</text:p>
          </table:table-cell>
          <table:table-cell table:style-name="ce39" office:value-type="float" office:value="661" calcext:value-type="float">
            <text:p><text:s text:c="3"/>661</text:p>
          </table:table-cell>
          <table:table-cell table:style-name="ce31" office:value-type="float" office:value="6.62" calcext:value-type="float">
            <text:p><text:s text:c="3"/>6.62</text:p>
          </table:table-cell>
          <table:table-cell table:style-name="ce44" office:value-type="float" office:value="7943" calcext:value-type="float">
            <text:p><text:s text:c="3"/>7,943</text:p>
          </table:table-cell>
          <table:table-cell table:style-name="ce31" office:value-type="float" office:value="79.5" calcext:value-type="float">
            <text:p><text:s text:c="3"/>79.50</text:p>
          </table:table-cell>
          <table:table-cell table:style-name="ce39" office:value-type="float" office:value="946" calcext:value-type="float">
            <text:p><text:s text:c="3"/>946</text:p>
          </table:table-cell>
          <table:table-cell table:style-name="ce54" office:value-type="float" office:value="9.47" calcext:value-type="float">
            <text:p><text:s text:c="3"/>9.47</text:p>
          </table:table-cell>
          <table:table-cell table:style-name="ce55" table:number-columns-repeated="1010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6"/>
          <table:table-cell table:style-name="ce45" office:value-type="string" calcext:value-type="string" table:number-columns-spanned="4" table:number-rows-spanned="1">
            <text:p><text:s text:c="10"/>內政部戶政司 民國100年8月5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100%E5%B9%B4/%E9%80%9F%E5%A0%B1-100.07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100%E5%B9%B4/%E9%80%9F%E5%A0%B1-100.07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100%E5%B9%B4/%E9%80%9F%E5%A0%B1-100.07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5:39:32</meta:creation-date>
    <dc:creator>user</dc:creator>
    <dc:date>2011-08-05T15:40:13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